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text-overline-style="none" style:text-overline-color="font-color" fo:font-size="14pt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font-name="Liberation Sans"/>
    </style:style>
    <style:style style:name="T2" style:family="text">
      <style:text-properties style:font-style-complex="normal" style:font-style-asian="normal" fo:font-style="normal"/>
    </style:style>
    <style:style style:name="T3" style:family="text">
      <style:text-properties style:font-style-complex="normal" style:font-style-asian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225 Item Enneagram Combo </text:span><text:span text:style-name="T2">Questionnaire</text:span><text:span text:style-name="T3">¹ With Extra Items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table:style-name="ce30" office:value-type="string" calcext:value-type="string" table:number-columns-spanned="10" table:number-rows-spanned="1">
            <text:p>The preceding 180 items match those in combo-4-180_items-rand_head_score.ods. <text:s/>Following are 45 extra items; answering them may help break a tie.</text:p>
          </table:table-cell>
          <table:covered-table-cell table:number-columns-repeated="6"/>
          <table:covered-table-cell table:style-name="ce41"/>
          <table:covered-table-cell table:style-name="Default"/>
          <table:covered-table-cell/>
          <table:table-cell table:number-columns-repeated="24"/>
          <table:table-cell table:style-name="ce14"/>
          <table:table-cell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6]);1;IF(ISTEXT([.C186]);2;IF(ISTEXT([.D186]);3;IF(ISTEXT([.E186]);4;IF(ISTEXT([.F1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87]);1;IF(ISTEXT([.C187]);2;IF(ISTEXT([.D187]);3;IF(ISTEXT([.E187]);4;IF(ISTEXT([.F1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8]);1;IF(ISTEXT([.C188]);2;IF(ISTEXT([.D188]);3;IF(ISTEXT([.E188]);4;IF(ISTEXT([.F1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89]);1;IF(ISTEXT([.C189]);2;IF(ISTEXT([.D189]);3;IF(ISTEXT([.E189]);4;IF(ISTEXT([.F1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0]);1;IF(ISTEXT([.C190]);2;IF(ISTEXT([.D190]);3;IF(ISTEXT([.E190]);4;IF(ISTEXT([.F1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1]);1;IF(ISTEXT([.C191]);2;IF(ISTEXT([.D191]);3;IF(ISTEXT([.E191]);4;IF(ISTEXT([.F19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92]);1;IF(ISTEXT([.C192]);2;IF(ISTEXT([.D192]);3;IF(ISTEXT([.E192]);4;IF(ISTEXT([.F1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93]);1;IF(ISTEXT([.C193]);2;IF(ISTEXT([.D193]);3;IF(ISTEXT([.E193]);4;IF(ISTEXT([.F19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94]);1;IF(ISTEXT([.C194]);2;IF(ISTEXT([.D194]);3;IF(ISTEXT([.E194]);4;IF(ISTEXT([.F1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95]);1;IF(ISTEXT([.C195]);2;IF(ISTEXT([.D195]);3;IF(ISTEXT([.E195]);4;IF(ISTEXT([.F1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96]);1;IF(ISTEXT([.C196]);2;IF(ISTEXT([.D196]);3;IF(ISTEXT([.E196]);4;IF(ISTEXT([.F19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97]);1;IF(ISTEXT([.C197]);2;IF(ISTEXT([.D197]);3;IF(ISTEXT([.E197]);4;IF(ISTEXT([.F1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98]);1;IF(ISTEXT([.C198]);2;IF(ISTEXT([.D198]);3;IF(ISTEXT([.E198]);4;IF(ISTEXT([.F1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9]);1;IF(ISTEXT([.C199]);2;IF(ISTEXT([.D199]);3;IF(ISTEXT([.E199]);4;IF(ISTEXT([.F1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0]);1;IF(ISTEXT([.C200]);2;IF(ISTEXT([.D200]);3;IF(ISTEXT([.E200]);4;IF(ISTEXT([.F2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01]);1;IF(ISTEXT([.C201]);2;IF(ISTEXT([.D201]);3;IF(ISTEXT([.E201]);4;IF(ISTEXT([.F2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02]);1;IF(ISTEXT([.C202]);2;IF(ISTEXT([.D202]);3;IF(ISTEXT([.E202]);4;IF(ISTEXT([.F2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03]);1;IF(ISTEXT([.C203]);2;IF(ISTEXT([.D203]);3;IF(ISTEXT([.E203]);4;IF(ISTEXT([.F2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04]);1;IF(ISTEXT([.C204]);2;IF(ISTEXT([.D204]);3;IF(ISTEXT([.E204]);4;IF(ISTEXT([.F20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05]);1;IF(ISTEXT([.C205]);2;IF(ISTEXT([.D205]);3;IF(ISTEXT([.E205]);4;IF(ISTEXT([.F2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06]);1;IF(ISTEXT([.C206]);2;IF(ISTEXT([.D206]);3;IF(ISTEXT([.E206]);4;IF(ISTEXT([.F2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07]);1;IF(ISTEXT([.C207]);2;IF(ISTEXT([.D207]);3;IF(ISTEXT([.E207]);4;IF(ISTEXT([.F2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08]);1;IF(ISTEXT([.C208]);2;IF(ISTEXT([.D208]);3;IF(ISTEXT([.E208]);4;IF(ISTEXT([.F2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9]);1;IF(ISTEXT([.C209]);2;IF(ISTEXT([.D209]);3;IF(ISTEXT([.E209]);4;IF(ISTEXT([.F2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0]);1;IF(ISTEXT([.C210]);2;IF(ISTEXT([.D210]);3;IF(ISTEXT([.E210]);4;IF(ISTEXT([.F2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11]);1;IF(ISTEXT([.C211]);2;IF(ISTEXT([.D211]);3;IF(ISTEXT([.E211]);4;IF(ISTEXT([.F2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2]);1;IF(ISTEXT([.C212]);2;IF(ISTEXT([.D212]);3;IF(ISTEXT([.E212]);4;IF(ISTEXT([.F2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13]);1;IF(ISTEXT([.C213]);2;IF(ISTEXT([.D213]);3;IF(ISTEXT([.E213]);4;IF(ISTEXT([.F2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14]);1;IF(ISTEXT([.C214]);2;IF(ISTEXT([.D214]);3;IF(ISTEXT([.E214]);4;IF(ISTEXT([.F2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15]);1;IF(ISTEXT([.C215]);2;IF(ISTEXT([.D215]);3;IF(ISTEXT([.E215]);4;IF(ISTEXT([.F2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16]);1;IF(ISTEXT([.C216]);2;IF(ISTEXT([.D216]);3;IF(ISTEXT([.E216]);4;IF(ISTEXT([.F2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17]);1;IF(ISTEXT([.C217]);2;IF(ISTEXT([.D217]);3;IF(ISTEXT([.E217]);4;IF(ISTEXT([.F2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18]);1;IF(ISTEXT([.C218]);2;IF(ISTEXT([.D218]);3;IF(ISTEXT([.E218]);4;IF(ISTEXT([.F2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9]);1;IF(ISTEXT([.C219]);2;IF(ISTEXT([.D219]);3;IF(ISTEXT([.E219]);4;IF(ISTEXT([.F2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0]);1;IF(ISTEXT([.C220]);2;IF(ISTEXT([.D220]);3;IF(ISTEXT([.E220]);4;IF(ISTEXT([.F2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21]);1;IF(ISTEXT([.C221]);2;IF(ISTEXT([.D221]);3;IF(ISTEXT([.E221]);4;IF(ISTEXT([.F2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22]);1;IF(ISTEXT([.C222]);2;IF(ISTEXT([.D222]);3;IF(ISTEXT([.E222]);4;IF(ISTEXT([.F2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23]);1;IF(ISTEXT([.C223]);2;IF(ISTEXT([.D223]);3;IF(ISTEXT([.E223]);4;IF(ISTEXT([.F2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24]);1;IF(ISTEXT([.C224]);2;IF(ISTEXT([.D224]);3;IF(ISTEXT([.E224]);4;IF(ISTEXT([.F2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25]);1;IF(ISTEXT([.C225]);2;IF(ISTEXT([.D225]);3;IF(ISTEXT([.E225]);4;IF(ISTEXT([.F2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26]);1;IF(ISTEXT([.C226]);2;IF(ISTEXT([.D226]);3;IF(ISTEXT([.E226]);4;IF(ISTEXT([.F2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7]);1;IF(ISTEXT([.C227]);2;IF(ISTEXT([.D227]);3;IF(ISTEXT([.E227]);4;IF(ISTEXT([.F2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28]);1;IF(ISTEXT([.C228]);2;IF(ISTEXT([.D228]);3;IF(ISTEXT([.E228]);4;IF(ISTEXT([.F2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9]);1;IF(ISTEXT([.C229]);2;IF(ISTEXT([.D229]);3;IF(ISTEXT([.E229]);4;IF(ISTEXT([.F2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30]);1;IF(ISTEXT([.C230]);2;IF(ISTEXT([.D230]);3;IF(ISTEXT([.E230]);4;IF(ISTEXT([.F2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28">
          <table:table-cell table:number-columns-repeated="36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 table:number-columns-repeated="27"/>
        </table:table-row>
        <table:table-row table:style-name="ro5" table:number-rows-repeated="30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0" calcext:value-type="float">
            <text:p>0</text:p>
          </table:table-cell>
          <table:table-cell table:style-name="ce22" table:formula="of:=([.B303]-20)*0.0125" office:value-type="percentage" office:value="-0.25" calcext:value-type="percentage">
            <text:p>-25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111111111111111" calcext:value-type="percentage">
            <text:p>11.11%</text:p>
          </table:table-cell>
          <table:table-cell table:style-name="ce23" table:formula="of:=IF(MAX([.B303:.B311])&lt;=[.B30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0" calcext:value-type="float">
            <text:p>0</text:p>
          </table:table-cell>
          <table:table-cell table:style-name="ce22" table:formula="of:=([.B304]-20)*0.0125" office:value-type="percentage" office:value="-0.25" calcext:value-type="percentage">
            <text:p>-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4]/[.C312])" office:value-type="percentage" office:value="0.111111111111111" calcext:value-type="percentage">
            <text:p>11.11%</text:p>
          </table:table-cell>
          <table:table-cell table:style-name="ce23" table:formula="of:=IF(MAX([.B303:.B311])&lt;=[.B30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0" calcext:value-type="float">
            <text:p>0</text:p>
          </table:table-cell>
          <table:table-cell table:style-name="ce22" table:formula="of:=([.B305]-20)*0.0125" office:value-type="percentage" office:value="-0.25" calcext:value-type="percentage">
            <text:p>-25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5]/[.C312])" office:value-type="percentage" office:value="0.111111111111111" calcext:value-type="percentage">
            <text:p>11.11%</text:p>
          </table:table-cell>
          <table:table-cell table:style-name="ce23" table:formula="of:=IF(MAX([.B303:.B311])&lt;=[.B30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0" calcext:value-type="float">
            <text:p>0</text:p>
          </table:table-cell>
          <table:table-cell table:style-name="ce22" table:formula="of:=([.B306]-20)*0.0125" office:value-type="percentage" office:value="-0.25" calcext:value-type="percentage">
            <text:p>-2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6]/[.C312])" office:value-type="percentage" office:value="0.111111111111111" calcext:value-type="percentage">
            <text:p>11.11%</text:p>
          </table:table-cell>
          <table:table-cell table:style-name="ce23" table:formula="of:=IF(MAX([.B303:.B311])&lt;=[.B30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0" calcext:value-type="float">
            <text:p>0</text:p>
          </table:table-cell>
          <table:table-cell table:style-name="ce22" table:formula="of:=([.B307]-20)*0.0125" office:value-type="percentage" office:value="-0.25" calcext:value-type="percentage">
            <text:p>-25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7]/[.C312])" office:value-type="percentage" office:value="0.111111111111111" calcext:value-type="percentage">
            <text:p>11.11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0" calcext:value-type="float">
            <text:p>0</text:p>
          </table:table-cell>
          <table:table-cell table:style-name="ce22" table:formula="of:=([.B308]-20)*0.0125" office:value-type="percentage" office:value="-0.25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111111111111111" calcext:value-type="percentage">
            <text:p>11.11%</text:p>
          </table:table-cell>
          <table:table-cell table:style-name="ce23" table:formula="of:=IF(MAX([.B303:.B311])&lt;=[.B30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0" calcext:value-type="float">
            <text:p>0</text:p>
          </table:table-cell>
          <table:table-cell table:style-name="ce22" table:formula="of:=([.B309]-20)*0.0125" office:value-type="percentage" office:value="-0.25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0.111111111111111" calcext:value-type="percentage">
            <text:p>11.11%</text:p>
          </table:table-cell>
          <table:table-cell table:style-name="ce23" table:formula="of:=IF(MAX([.B303:.B311])&lt;=[.B30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20)*0.0125" office:value-type="percentage" office:value="-0.25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0.111111111111111" calcext:value-type="percentage">
            <text:p>11.11%</text:p>
          </table:table-cell>
          <table:table-cell table:style-name="ce23" table:formula="of:=IF(MAX([.B303:.B311])&lt;=[.B31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20)*0.0125" office:value-type="percentage" office:value="-0.25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0.111111111111111" calcext:value-type="percentage">
            <text:p>11.11%</text:p>
          </table:table-cell>
          <table:table-cell table:style-name="ce23" table:formula="of:=IF(MAX([.B307:.B314])&lt;=[.B31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 To break a tie, you <text:span text:style-name="T18">must</text:span> refine your answers, because this is the questionnaire with the most items!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0" calcext:value-type="float">
            <text:p>0</text:p>
          </table:table-cell>
          <table:table-cell table:style-name="ce24" table:formula="of:=([.B321]-4)*0.0625" office:value-type="percentage" office:value="-0.25" calcext:value-type="percentage">
            <text:p>-25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.111111111111111" calcext:value-type="percentage">
            <text:p>11.11%</text:p>
          </table:table-cell>
          <table:table-cell table:style-name="ce23" table:formula="of:=IF(MAX([.B321:.B329])&lt;=[.B32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0" calcext:value-type="float">
            <text:p>0</text:p>
          </table:table-cell>
          <table:table-cell table:style-name="ce24" table:formula="of:=([.B322]-4)*0.0625" office:value-type="percentage" office:value="-0.25" calcext:value-type="percentage">
            <text:p>-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2]/[.C330])" office:value-type="percentage" office:value="0.111111111111111" calcext:value-type="percentage">
            <text:p>11.11%</text:p>
          </table:table-cell>
          <table:table-cell table:style-name="ce23" table:formula="of:=IF(MAX([.B321:.B329])&lt;=[.B32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0" calcext:value-type="float">
            <text:p>0</text:p>
          </table:table-cell>
          <table:table-cell table:style-name="ce24" table:formula="of:=([.B323]-4)*0.0625" office:value-type="percentage" office:value="-0.25" calcext:value-type="percentage">
            <text:p>-25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3]/[.C330])" office:value-type="percentage" office:value="0.111111111111111" calcext:value-type="percentage">
            <text:p>11.11%</text:p>
          </table:table-cell>
          <table:table-cell table:style-name="ce23" table:formula="of:=IF(MAX([.B321:.B329])&lt;=[.B32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0" calcext:value-type="float">
            <text:p>0</text:p>
          </table:table-cell>
          <table:table-cell table:style-name="ce24" table:formula="of:=([.B324]-4)*0.0625" office:value-type="percentage" office:value="-0.25" calcext:value-type="percentage">
            <text:p>-2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4]/[.C330])" office:value-type="percentage" office:value="0.111111111111111" calcext:value-type="percentage">
            <text:p>11.11%</text:p>
          </table:table-cell>
          <table:table-cell table:style-name="ce23" table:formula="of:=IF(MAX([.B321:.B329])&lt;=[.B32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0" calcext:value-type="float">
            <text:p>0</text:p>
          </table:table-cell>
          <table:table-cell table:style-name="ce24" table:formula="of:=([.B325]-4)*0.0625" office:value-type="percentage" office:value="-0.25" calcext:value-type="percentage">
            <text:p>-25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5]/[.C330])" office:value-type="percentage" office:value="0.111111111111111" calcext:value-type="percentage">
            <text:p>11.1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111111111111111" calcext:value-type="percentage">
            <text:p>11.11%</text:p>
          </table:table-cell>
          <table:table-cell table:style-name="ce23" table:formula="of:=IF(MAX([.B321:.B329])&lt;=[.B32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111111111111111" calcext:value-type="percentage">
            <text:p>11.11%</text:p>
          </table:table-cell>
          <table:table-cell table:style-name="ce23" table:formula="of:=IF(MAX([.B321:.B329])&lt;=[.B32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0.111111111111111" calcext:value-type="percentage">
            <text:p>11.11%</text:p>
          </table:table-cell>
          <table:table-cell table:style-name="ce23" table:formula="of:=IF(MAX([.B321:.B329])&lt;=[.B32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0.111111111111111" calcext:value-type="percentage">
            <text:p>11.11%</text:p>
          </table:table-cell>
          <table:table-cell table:style-name="ce23" table:formula="of:=IF(MAX([.B325:.B332])&lt;=[.B32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-2.25" calcext:value-type="percentage">
            <text:p>-225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;[.AJ211])" office:value-type="float" office:value="0" calcext:value-type="float">
            <text:p>0</text:p>
          </table:table-cell>
          <table:table-cell table:style-name="ce22" table:formula="of:=([.B339]-9)*0.027778" office:value-type="percentage" office:value="-0.250002" calcext:value-type="percentage">
            <text:p>-25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.111111111111111" calcext:value-type="percentage">
            <text:p>11.11%</text:p>
          </table:table-cell>
          <table:table-cell table:style-name="ce23" table:formula="of:=IF(MAX([.B339:.B347])&lt;=[.B33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;[.AJ201])" office:value-type="float" office:value="0" calcext:value-type="float">
            <text:p>0</text:p>
          </table:table-cell>
          <table:table-cell table:style-name="ce22" table:formula="of:=([.B340]-9)*0.027778" office:value-type="percentage" office:value="-0.250002" calcext:value-type="percentage">
            <text:p>-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0]/[.C348])" office:value-type="percentage" office:value="0.111111111111111" calcext:value-type="percentage">
            <text:p>11.11%</text:p>
          </table:table-cell>
          <table:table-cell table:style-name="ce23" table:formula="of:=IF(MAX([.B339:.B347])&lt;=[.B34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;[.AJ213])" office:value-type="float" office:value="0" calcext:value-type="float">
            <text:p>0</text:p>
          </table:table-cell>
          <table:table-cell table:style-name="ce22" table:formula="of:=([.B341]-9)*0.027778" office:value-type="percentage" office:value="-0.250002" calcext:value-type="percentage">
            <text:p>-25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1]/[.C348])" office:value-type="percentage" office:value="0.111111111111111" calcext:value-type="percentage">
            <text:p>11.11%</text:p>
          </table:table-cell>
          <table:table-cell table:style-name="ce23" table:formula="of:=IF(MAX([.B339:.B347])&lt;=[.B34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;[.AJ212])" office:value-type="float" office:value="0" calcext:value-type="float">
            <text:p>0</text:p>
          </table:table-cell>
          <table:table-cell table:style-name="ce22" table:formula="of:=([.B342]-9)*0.027778" office:value-type="percentage" office:value="-0.250002" calcext:value-type="percentage">
            <text:p>-2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2]/[.C348])" office:value-type="percentage" office:value="0.111111111111111" calcext:value-type="percentage">
            <text:p>11.11%</text:p>
          </table:table-cell>
          <table:table-cell table:style-name="ce23" table:formula="of:=IF(MAX([.B339:.B347])&lt;=[.B34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;[.AJ216])" office:value-type="float" office:value="0" calcext:value-type="float">
            <text:p>0</text:p>
          </table:table-cell>
          <table:table-cell table:style-name="ce22" table:formula="of:=([.B343]-9)*0.027778" office:value-type="percentage" office:value="-0.250002" calcext:value-type="percentage">
            <text:p>-25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3]/[.C348])" office:value-type="percentage" office:value="0.111111111111111" calcext:value-type="percentage">
            <text:p>11.11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;[.AJ197])" office:value-type="float" office:value="0" calcext:value-type="float">
            <text:p>0</text:p>
          </table:table-cell>
          <table:table-cell table:style-name="ce22" table:formula="of:=([.B344]-9)*0.027778" office:value-type="percentage" office:value="-0.250002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111111111111111" calcext:value-type="percentage">
            <text:p>11.11%</text:p>
          </table:table-cell>
          <table:table-cell table:style-name="ce23" table:formula="of:=IF(MAX([.B339:.B347])&lt;=[.B34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;[.AJ218])" office:value-type="float" office:value="0" calcext:value-type="float">
            <text:p>0</text:p>
          </table:table-cell>
          <table:table-cell table:style-name="ce22" table:formula="of:=([.B345]-9)*0.027778" office:value-type="percentage" office:value="-0.250002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111111111111111" calcext:value-type="percentage">
            <text:p>11.11%</text:p>
          </table:table-cell>
          <table:table-cell table:style-name="ce23" table:formula="of:=IF(MAX([.B339:.B347])&lt;=[.B34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;[.AJ200])" office:value-type="float" office:value="0" calcext:value-type="float">
            <text:p>0</text:p>
          </table:table-cell>
          <table:table-cell table:style-name="ce22" table:formula="of:=([.B346]-9)*0.027778" office:value-type="percentage" office:value="-0.250002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0.111111111111111" calcext:value-type="percentage">
            <text:p>11.11%</text:p>
          </table:table-cell>
          <table:table-cell table:style-name="ce23" table:formula="of:=IF(MAX([.B339:.B347])&lt;=[.B34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;[.AJ215])" office:value-type="float" office:value="0" calcext:value-type="float">
            <text:p>0</text:p>
          </table:table-cell>
          <table:table-cell table:style-name="ce22" table:formula="of:=([.B347]-9)*0.027778" office:value-type="percentage" office:value="-0.250002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0.111111111111111" calcext:value-type="percentage">
            <text:p>11.11%</text:p>
          </table:table-cell>
          <table:table-cell table:style-name="ce23" table:formula="of:=IF(MAX([.B343:.B350])&lt;=[.B34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-2.250018" calcext:value-type="percentage">
            <text:p>-225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;[.AJ190];[.AJ203];[.AJ220];[.AJ229])" office:value-type="float" office:value="0" calcext:value-type="float">
            <text:p>0</text:p>
          </table:table-cell>
          <table:table-cell table:style-name="ce22" table:formula="of:=([.B357]-12)*0.02083333" office:value-type="percentage" office:value="-0.24999996" calcext:value-type="percentage">
            <text:p>-25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.111111111111111" calcext:value-type="percentage">
            <text:p>11.11%</text:p>
          </table:table-cell>
          <table:table-cell table:style-name="ce23" table:formula="of:=IF(MAX([.B357:.B365])&lt;=[.B35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;[.AJ192];[.AJ210];[.AJ219];[.AJ227])" office:value-type="float" office:value="0" calcext:value-type="float">
            <text:p>0</text:p>
          </table:table-cell>
          <table:table-cell table:style-name="ce22" table:formula="of:=([.B358]-12)*0.02083333" office:value-type="percentage" office:value="-0.24999996" calcext:value-type="percentage">
            <text:p>-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8]/[.C366])" office:value-type="percentage" office:value="0.111111111111111" calcext:value-type="percentage">
            <text:p>11.11%</text:p>
          </table:table-cell>
          <table:table-cell table:style-name="ce23" table:formula="of:=IF(MAX([.B357:.B365])&lt;=[.B35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;[.AJ186];[.AJ195];[.AJ204];[.AJ222])" office:value-type="float" office:value="0" calcext:value-type="float">
            <text:p>0</text:p>
          </table:table-cell>
          <table:table-cell table:style-name="ce22" table:formula="of:=([.B359]-12)*0.02083333" office:value-type="percentage" office:value="-0.24999996" calcext:value-type="percentage">
            <text:p>-25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9]/[.C366])" office:value-type="percentage" office:value="0.111111111111111" calcext:value-type="percentage">
            <text:p>11.11%</text:p>
          </table:table-cell>
          <table:table-cell table:style-name="ce23" table:formula="of:=IF(MAX([.B357:.B365])&lt;=[.B35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;[.AJ194];[.AJ202];[.AJ221];[.AJ230])" office:value-type="float" office:value="0" calcext:value-type="float">
            <text:p>0</text:p>
          </table:table-cell>
          <table:table-cell table:style-name="ce22" table:formula="of:=([.B360]-12)*0.02083333" office:value-type="percentage" office:value="-0.24999996" calcext:value-type="percentage">
            <text:p>-2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0]/[.C366])" office:value-type="percentage" office:value="0.111111111111111" calcext:value-type="percentage">
            <text:p>11.11%</text:p>
          </table:table-cell>
          <table:table-cell table:style-name="ce23" table:formula="of:=IF(MAX([.B357:.B365])&lt;=[.B36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;[.AJ191];[.AJ199];[.AJ207];[.AJ225])" office:value-type="float" office:value="0" calcext:value-type="float">
            <text:p>0</text:p>
          </table:table-cell>
          <table:table-cell table:style-name="ce22" table:formula="of:=([.B361]-12)*0.02083333" office:value-type="percentage" office:value="-0.24999996" calcext:value-type="percentage">
            <text:p>-25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1]/[.C366])" office:value-type="percentage" office:value="0.111111111111111" calcext:value-type="percentage">
            <text:p>11.11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;[.AJ188];[.AJ205];[.AJ214];[.AJ223])" office:value-type="float" office:value="0" calcext:value-type="float">
            <text:p>0</text:p>
          </table:table-cell>
          <table:table-cell table:style-name="ce22" table:formula="of:=([.B362]-12)*0.02083333" office:value-type="percentage" office:value="-0.24999996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111111111111111" calcext:value-type="percentage">
            <text:p>11.11%</text:p>
          </table:table-cell>
          <table:table-cell table:style-name="ce23" table:formula="of:=IF(MAX([.B357:.B365])&lt;=[.B36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;[.AJ189];[.AJ198];[.AJ208];[.AJ218])" office:value-type="float" office:value="0" calcext:value-type="float">
            <text:p>0</text:p>
          </table:table-cell>
          <table:table-cell table:style-name="ce22" table:formula="of:=([.B363]-12)*0.02083333" office:value-type="percentage" office:value="-0.24999996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111111111111111" calcext:value-type="percentage">
            <text:p>11.11%</text:p>
          </table:table-cell>
          <table:table-cell table:style-name="ce23" table:formula="of:=IF(MAX([.B357:.B365])&lt;=[.B36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;[.AJ193];[.AJ209];[.AJ217];[.AJ226])" office:value-type="float" office:value="0" calcext:value-type="float">
            <text:p>0</text:p>
          </table:table-cell>
          <table:table-cell table:style-name="ce22" table:formula="of:=([.B364]-12)*0.02083333" office:value-type="percentage" office:value="-0.24999996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0.111111111111111" calcext:value-type="percentage">
            <text:p>11.11%</text:p>
          </table:table-cell>
          <table:table-cell table:style-name="ce23" table:formula="of:=IF(MAX([.B357:.B365])&lt;=[.B36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;[.AJ187];[.AJ196];[.AJ206];[.AJ224])" office:value-type="float" office:value="0" calcext:value-type="float">
            <text:p>0</text:p>
          </table:table-cell>
          <table:table-cell table:style-name="ce22" table:formula="of:=([.B365]-12)*0.02083333" office:value-type="percentage" office:value="-0.24999996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0.111111111111111" calcext:value-type="percentage">
            <text:p>11.11%</text:p>
          </table:table-cell>
          <table:table-cell table:style-name="ce23" table:formula="of:=IF(MAX([.B361:.B369])&lt;=[.B36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-2.24999964" calcext:value-type="percentage">
            <text:p>-225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225_items-with_extras'.A7:'combo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1:10:41.190819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1:17:56.095740948</dc:date>
    <meta:editing-duration>P1DT22H47M13S</meta:editing-duration>
    <meta:editing-cycles>227</meta:editing-cycles>
    <meta:document-statistic meta:table-count="1" meta:cell-count="1433" meta:object-count="0"/>
  </office:meta>
</office:document-meta>
</file>